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02171"/>
    </style:style>
    <style:style style:name="P3" style:family="paragraph" style:parent-style-name="Standard">
      <style:paragraph-properties fo:margin-top="0cm" fo:margin-bottom="0.199cm" style:contextual-spacing="false"/>
      <style:text-properties style:font-name="Gentium Book Plus" officeooo:paragraph-rsid="00113514"/>
    </style:style>
    <style:style style:name="P4" style:family="paragraph" style:parent-style-name="Standard">
      <style:paragraph-properties fo:margin-top="0cm" fo:margin-bottom="0.199cm" style:contextual-spacing="false"/>
      <style:text-properties style:font-name="Gentium Book Plus" officeooo:paragraph-rsid="0017489c"/>
    </style:style>
    <style:style style:name="P5" style:family="paragraph" style:parent-style-name="Standard">
      <style:paragraph-properties fo:margin-top="0cm" fo:margin-bottom="0.199cm" style:contextual-spacing="false"/>
      <style:text-properties style:font-name="Gentium Book Plus" officeooo:paragraph-rsid="001921bf"/>
    </style:style>
    <style:style style:name="P6" style:family="paragraph" style:parent-style-name="Standard">
      <style:paragraph-properties fo:margin-top="0cm" fo:margin-bottom="0.199cm" style:contextual-spacing="false"/>
      <style:text-properties style:font-name="Gentium Book Plus" officeooo:paragraph-rsid="00196120"/>
    </style:style>
    <style:style style:name="P7" style:family="paragraph" style:parent-style-name="Standard">
      <style:paragraph-properties fo:margin-top="0cm" fo:margin-bottom="0.199cm" style:contextual-spacing="false"/>
      <style:text-properties style:font-name="Gentium Book Plus" officeooo:paragraph-rsid="001a9866"/>
    </style:style>
    <style:style style:name="P8" style:family="paragraph" style:parent-style-name="Standard">
      <style:paragraph-properties fo:margin-top="0cm" fo:margin-bottom="0.199cm" style:contextual-spacing="false"/>
      <style:text-properties style:font-name="Gentium Book Plus" officeooo:paragraph-rsid="001b78c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1d11cf"/>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1b808d"/>
    </style:style>
    <style:style style:name="P11" style:family="paragraph" style:parent-style-name="Standard">
      <style:paragraph-properties fo:margin-top="0cm" fo:margin-bottom="0.199cm" style:contextual-spacing="false" fo:text-align="start" style:justify-single-word="false" style:writing-mode="lr-tb"/>
      <style:text-properties fo:language="en" fo:country="US" officeooo:paragraph-rsid="00223b97"/>
    </style:style>
    <style:style style:name="P12" style:family="paragraph" style:parent-style-name="Standard">
      <style:paragraph-properties fo:margin-top="0cm" fo:margin-bottom="0.199cm" style:contextual-spacing="false" fo:text-align="start" style:justify-single-word="false" style:writing-mode="lr-tb"/>
      <style:text-properties fo:language="en" fo:country="US" officeooo:paragraph-rsid="0024b0b8"/>
    </style:style>
    <style:style style:name="P13" style:family="paragraph" style:parent-style-name="Standard">
      <style:paragraph-properties fo:margin-top="0cm" fo:margin-bottom="0.199cm" style:contextual-spacing="false" fo:text-align="start" style:justify-single-word="false" style:writing-mode="lr-tb"/>
      <style:text-properties officeooo:paragraph-rsid="00261e55"/>
    </style:style>
    <style:style style:name="T1" style:family="text">
      <style:text-properties officeooo:rsid="000c0b0f"/>
    </style:style>
    <style:style style:name="T2" style:family="text">
      <style:text-properties fo:font-style="italic" style:font-style-asian="italic" style:font-style-complex="italic"/>
    </style:style>
    <style:style style:name="T3" style:family="text">
      <style:text-properties fo:font-style="italic" officeooo:rsid="000c0b0f" style:font-style-asian="italic" style:font-style-complex="italic"/>
    </style:style>
    <style:style style:name="T4" style:family="text">
      <style:text-properties fo:font-style="italic" officeooo:rsid="000e575a" style:font-style-asian="italic" style:font-style-complex="italic"/>
    </style:style>
    <style:style style:name="T5" style:family="text">
      <style:text-properties officeooo:rsid="00102171"/>
    </style:style>
    <style:style style:name="T6" style:family="text">
      <style:text-properties officeooo:rsid="00113514"/>
    </style:style>
    <style:style style:name="T7" style:family="text">
      <style:text-properties officeooo:rsid="0011dce9"/>
    </style:style>
    <style:style style:name="T8" style:family="text">
      <style:text-properties officeooo:rsid="001393f7"/>
    </style:style>
    <style:style style:name="T9" style:family="text">
      <style:text-properties officeooo:rsid="001444cd"/>
    </style:style>
    <style:style style:name="T10" style:family="text">
      <style:text-properties officeooo:rsid="0015d7c8"/>
    </style:style>
    <style:style style:name="T11" style:family="text">
      <style:text-properties officeooo:rsid="0017489c"/>
    </style:style>
    <style:style style:name="T12" style:family="text">
      <style:text-properties officeooo:rsid="0017821b"/>
    </style:style>
    <style:style style:name="T13" style:family="text">
      <style:text-properties officeooo:rsid="001921bf"/>
    </style:style>
    <style:style style:name="T14" style:family="text">
      <style:text-properties officeooo:rsid="00196120"/>
    </style:style>
    <style:style style:name="T15" style:family="text">
      <style:text-properties officeooo:rsid="001a4ff1"/>
    </style:style>
    <style:style style:name="T16" style:family="text">
      <style:text-properties officeooo:rsid="001a9866"/>
    </style:style>
    <style:style style:name="T17" style:family="text">
      <style:text-properties officeooo:rsid="001b78c3"/>
    </style:style>
    <style:style style:name="T18" style:family="text">
      <style:text-properties style:font-name="Gentium Book Plus1"/>
    </style:style>
    <style:style style:name="T19" style:family="text">
      <style:text-properties style:font-name="Gentium Book Plus1" fo:font-style="italic" style:font-style-asian="italic" style:font-style-complex="italic"/>
    </style:style>
    <style:style style:name="T20" style:family="text">
      <style:text-properties style:font-name="Gentium Book Plus1" officeooo:rsid="001b808d"/>
    </style:style>
    <style:style style:name="T21" style:family="text">
      <style:text-properties style:font-name="Gentium Book Plus1" fo:language="en" fo:country="US"/>
    </style:style>
    <style:style style:name="T22" style:family="text">
      <style:text-properties style:font-name="Gentium Book Plus1" officeooo:rsid="001d11cf"/>
    </style:style>
    <style:style style:name="T23" style:family="text">
      <style:text-properties style:font-name="Gentium Book Plus1" officeooo:rsid="001dd94d"/>
    </style:style>
    <style:style style:name="T24" style:family="text">
      <style:text-properties style:font-name="Gentium Book Plus1" officeooo:rsid="00223b97"/>
    </style:style>
    <style:style style:name="T25" style:family="text">
      <style:text-properties style:font-name="Gentium Book Plus1" officeooo:rsid="0023f6a9"/>
    </style:style>
    <style:style style:name="T26" style:family="text">
      <style:text-properties style:font-name="Gentium Book Plus1" officeooo:rsid="00246a90"/>
    </style:style>
    <style:style style:name="T27" style:family="text">
      <style:text-properties style:font-name="Gentium Book Plus1" officeooo:rsid="0024b0b8"/>
    </style:style>
    <style:style style:name="T28" style:family="text">
      <style:text-properties style:font-name="Gentium Book Plus1" officeooo:rsid="00261e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 je reprends mes récits au sujet de la vie chez les Na. On élève des enfants; ceux-ci grandissent. Le temps passe : un an, deux ans… dix ans! À treize ans, l'enfant peut porter la jupe. (Note: <text:span text:style-name="T2">t</text:span><text:span text:style-name="T3">aegi</text:span><text:span text:style-name="T1"> </text:span>/ʈʰæ˩ki˩/, ‘enfiler la jupe’, désigne le rituel de passage à l'âge adulte, après lequel la jeune <text:span text:style-name="T1">fille</text:span> porte la jupe. Pour les jeunes gens, on dit : <text:span text:style-name="T4">l</text:span><text:span text:style-name="T2">higi</text:span> /ɬi˧ki˥/ ‘enfiler le pantalon’.) Lors du rituel de passage à l'âge adulte, c'est l'oncle qui préside à la cérémonie. Le père, bon, on sait qui c'est, mais cela importe peu au fond, dans la famille: c'est l'oncle le personnage qui compte, celui qu'on traite avec le plus d'égards. Lorsqu'on atteint treize ans, c'est à la maison qu'a lieu la cérémonie. (Plus de détails sont fournis plus avant dans le récit: outre la cérémonie au domicile, on se rend également dans la famille du père; les familles ont <text:span text:style-name="T5">toutes deux </text:span>lieu de se réjouir.) C'est qu'en fait, l'oncle, c'est lui qui s'occupe de tout, qui fait vivre la maisonnée entière. On annonce: « Eeeeh! Nous autres, cette nièce, elle va enfiler la jupe ! » <text:span text:style-name="T5">(=elle va passer à l'âge adulte)</text:span> <text:span text:style-name="T5">[Celles et ceux de la génération précédente annoncent :] « </text:span>Nous autres, cette petite-fille, elle va passer à l'âge adulte ! Elle a atteint ses treize ans! » </text:p>
      <text:p text:style-name="P2">Alors, on achète des vêtements neufs pour le ou la jeune adulte. S'il s'agit d'une fille, autrefois, on lui achetait deux jupes! On achetait les cadeaux par paires. La famille du père, elle achetait à la jeune fille un ensemble de vêtements! La famille de la mère, pareil! </text:p>
      <text:p text:style-name="P1">Le matin où <text:span text:style-name="T5">ell</text:span>e passe le rit<text:span text:style-name="T6">e</text:span> « enfiler-la-jupe », la jeune adulte accompagnée de sa mère et des autres membres de la maisonnée rend visite à son père. On se rend chez le père et chez la grand-mère <text:span text:style-name="T6">[</text:span>paternelle<text:span text:style-name="T6">]</text:span>! Ce jour-là, on doit emporter la boîte à cadeaux! On offre une tranche de <text:span text:style-name="T6">porc entier affiné ;</text:span> une <text:span text:style-name="T6">patt</text:span>e de cochon <text:span text:style-name="T6">conservée ;</text:span> une bouteille d'alcool ; <text:span text:style-name="T6">et des galettes, de quoi remplir la</text:span> boîte à cadeaux. Les sucreries, les galettes, on les met ensemble, on en offre le contenu d'une boîte à cadeaux. C'est la mère qui porte la boîte à cadeaux! La fille, elle enfile la jupe! La jeune fille se prosterne devant son père! Lors du rite « enfiler-la-jupe », on pratique le rit<text:span text:style-name="T6">u</text:span>e<text:span text:style-name="T6">l</text:span> <text:span text:style-name="T2">ddaelaso</text:span> /ɖæ˩-lɑ˧so˧/, tôt le matin! Lorsqu'apparaissent les premiers rayons du matin, la jeune fille peut enfiler la jupe! </text:p>
      <text:p text:style-name="P3">Dans le foyer <text:span text:style-name="T6">[la pièce centrale </text:span>de la maison<text:span text:style-name="T6">]</text:span>, il y a deux piliers, n'est-ce pas : <text:span text:style-name="T6">c</text:span>elui de droite et celui de gauche. La jeune fille, c'est dans la partie droite de la pièce, du côté du pilier de droite, qu'elle va enfiler la jupe! Elle s'en va de ce côté-ci. <text:span text:style-name="T6">Voici</text:span> comment on lui fait enfiler la jupe : <text:span text:style-name="T6">o</text:span>n commence par enfiler le vêtement au pilier! On fait mine d'enfiler le vêtement au pilier: on l'y accroche. <text:span text:style-name="T6">Les membres de la famille disent, </text:span>en s'adressant au pilier: « Qu'on laisse filer les paroles de mauvais augure, qu'elles se dissipent! Qu'elle obtienne une longévité de mille ans! Allez, debout, tiens-toi droit! » <text:span text:style-name="T6">C</text:span>e que disant, on commence par vêtir le pilier des vêtements du jeune adulte! Ensuite, si c'est une jeune fille, on fait un tas de riz décortiqué dans la pièce principale, <text:span text:style-name="T6">et</text:span> on place un <text:span text:style-name="T6">porc affiné entier</text:span> dans la pièce principale. Alors, la jeune personne pose un pied sur le <text:span text:style-name="T6">porc affiné entier</text:span>, et l'autre sur le tas de riz! </text:p>
      <text:p text:style-name="P3">C'est une personne d'un signe astrologique paisible qui officie lors du rite « enfiler-la-jupe ». Si la fille est de l'année du Bœuf, une personne de l'année du Coq ou de l'année du Serpent <text:span text:style-name="T6">convient </text:span>pour réaliser le rite, n'est-ce pas. Si on a dans la famille quelqu'un qui est d'un signe approprié, c'est cette personne-là qui officie. <text:span text:style-name="T6">S</text:span>'il n'y a pas à la maison de personne dont le signe astrologique convient, on fait appel à quelqu'un en dehors de la famille! On va chercher <text:soft-page-break/><text:span text:style-name="T7">q</text:span>uelqu'un dont le signe est approprié, et on le fait venir. Elle devient comme une tante pour la jeune personne qui passe le rite, cette personne-là, qu'on va chercher à l'extérieur de la famille! C'est alors cette personne-là qui enfile la jupe à la jeune fille pour la première fois. </text:p>
      <text:p text:style-name="P4">Une fois qu'on lui a fait enfiler la jupe, on lui fait enfiler la chemise. Une fois qu'elle a mis sa chemise, on lui attache la <text:span text:style-name="T6">coiffe</text:span>! (Explication: <text:span text:style-name="T6">la jeune fille était parée d’une</text:span> coiffe fabriquée en fil<text:span text:style-name="T6">s</text:span> tressés, qu'on attachait sur les cheveux.) <text:span text:style-name="T6">Après lui avoir attaché</text:span> la coiffe, on lui enfile la ceinture. Puis on lui met des chaussures. Ensuite, on lui met les bracelets, <text:span text:style-name="T7">aux deux mains.</text:span> Ensuite, on lui enfile les anneaux. <text:span text:style-name="T7">Sur la gorge</text:span>, ici, on lui met un collier! C'est <text:span text:style-name="T7">la tante en question</text:span> (=la femme choisie d'après son signe astrologique <text:span text:style-name="T7">pour accompagner la jeune personne</text:span>) qui s'en occupe. <text:span text:style-name="T7">L</text:span>es gens de <text:span text:style-name="T7">la</text:span> famille, <text:span text:style-name="T7">eux, </text:span>ils rassemblent tous les cadeaux qu'on va donner à l'enfant, et toutes les choses nécessaires à la cérémonie, et les amènent. <text:span text:style-name="T8">P</text:span>armi les présents qui sont offerts ce jour-là <text:span text:style-name="T8">figure</text:span> un collier d'argent! L<text:span text:style-name="T9">es </text:span>anneau<text:span text:style-name="T9">x</text:span>, il s'agit d'un anneau en or et d'un anneau en argent. Il <text:span text:style-name="T9">y a </text:span>un anneau en argent, une paire de bracelets en argent, une paire de bracelets en jade! On donn<text:span text:style-name="T10">e</text:span> tout ç<text:span text:style-name="T9">a</text:span> à l'enfant! Les gens de la famille, venus assister à la cérémonie, le père et la mère, la grand-mère et le grand-oncle, <text:span text:style-name="T10">tous</text:span> ces gens-là, l'un après l'autre, ils don<text:span text:style-name="T10">n</text:span>ent ces cadeaux à l'enfant! Ensuite, une fois qu'on a fini d'offrir ainsi les cadeaux, eh bien, cette tante-là (=la personne qui officie), une fois qu'elle a achevé de vêtir la jeune adulte, eh bien, la jeune adulte se prosterne! <text:span text:style-name="T10">Ell</text:span>e commence par se prosterner devant la tante qui lui a enfilé les vêtements. <text:span text:style-name="T10">U</text:span>ne fois qu’elle a achevé de se prosterner devant tous les membres de la famille qui sont ses aînés, elle se rend dans la pièce qui accueille le sanctuaire des esprits. Dans le sanctuaire, elle se prosterne! Ensuite, lorsqu'elle revient en bas, elle commence par se prosterner dans la partie supérieure du foyer. Depuis la partie haute de la pièce, elle se prosterne en direction du meuble-autel des ancêtres! Après s'être prosternée en direction du meuble-autel des ancêtres, elle se prosterne en direction du grand-oncle, <text:span text:style-name="T11">puis </text:span>de la grand-mère. Alors, le grand-oncle lui donne de l'argent! la grand-mère lui donne de l'argent! Ensuite, elle se prosterne vers ses oncles maternels, <text:span text:style-name="T11">qui, eux aussi, </text:span>lui donnent de l'argent. Ce jour-là, on lui donne toutes sortes de choses en argent! <text:span text:style-name="T11">L</text:span>a jeune adulte reçoit beaucoup d'argent. On dit: « Ca y est, elle porte la jupe! » La jeune fille, elle est ravie! Ensuite, ces gens-là, ils <text:span text:style-name="T11">lui </text:span>disent : « Tu atteins l'âge de raison! » Le grand-oncle et la grand-mère, ils disent: « Prospérité en toutes choses! » </text:p>
      <text:p text:style-name="P5">Lorsque [l<text:span text:style-name="T12">a</text:span> jeune adulte] a fini de se prosterner devant chacun, le moment est venu d'aller rendre visite au père. À <text:span text:style-name="T12">la</text:span> famille <text:span text:style-name="T12">du père</text:span>, on apporte la boîte à cadeaux remplie de <text:span text:style-name="T12">galettes.</text:span> On amène de la viande de <text:span text:style-name="T12">porc affiné entier</text:span>, et de<text:span text:style-name="T12">s pattes de cochon conservées.</text:span> On amène d<text:span text:style-name="T12">e l’alcool</text:span>! Voilà comment on y va. [L<text:span text:style-name="T12">a</text:span> jeune adulte] se prosterne <text:span text:style-name="T13">d’abord</text:span> dans la pièce des ancêtres de <text:span text:style-name="T12">leur</text:span> <text:span text:style-name="T13">maison</text:span>. Ensuite, quand on redescend de la pièce des ancêtres, à la demeure du père, on se prosterne devant l'autel dans la pièce principale, en contrehaut du foyer. On se prosterne à nouveau devant la <text:span text:style-name="T13">doyenne (la </text:span>grand-mère<text:span text:style-name="T13">)</text:span>, devant le <text:span text:style-name="T13">doyen (le </text:span>grand-oncle<text:span text:style-name="T13">), </text:span>devant les tantes cadettes, devant les tantes aînées... Ce jour-là, on se prosterne encore et encore! Et <text:span text:style-name="T13">on reçoit encore de l’argent, donné par l</text:span>es gens de la famille du père. « Eeeeh! Ma petite-fille, cette année, la voilà qui a <text:span text:style-name="T13">bien </text:span>grandi ! Tous mes vœux! <text:span text:style-name="T13">Q</text:span>u<text:span text:style-name="T13">e tu aies plein d’argent !</text:span> <text:soft-page-break/>Tous mes vœux! » Ce que disant, <text:span text:style-name="T13">la doyenne [la mère du père] d</text:span>onne de l'argent. Les gens de la famille du père, ils donnent des vêtements, à la fille! Ils donnent de l'argent. Puis la jeune fille s'en retourne. </text:p>
      <text:p text:style-name="P6">Tous les gens de la même génération accompagnent la jeune adulte dans les visites qu'elle effectue à l'occasion de son passage à l'âge adulte. Les tantes aînées, celles qui habitent dans d'autres <text:span text:style-name="T13">maisons</text:span>, on <text:span text:style-name="T13">va</text:span> les voir! (<text:span text:style-name="T13">L</text:span>ittéralement: les tantes « qui habitaient à l'extérieur ». <text:span text:style-name="T13">E</text:span>xplication: les grandes familles ‘essaimaient’, telle ou telle mère de famille <text:span text:style-name="T13">faisant construire</text:span> sa propre demeure, de sorte que tous les <text:span text:style-name="T13">frères et sœurs</text:span> n'habitaient plus sous le même toit; les rituels du Nouvel An étaient l'occasion de visites qui maintenaient le<text:span text:style-name="T13">s</text:span> liens.) <text:span text:style-name="T13">L</text:span>es tantes cadettes, si elles ont fondé leur propre maisonnée (=si elles n'habitent plus sous le même toit que la jeune personne qui entre dans l'âge adulte), on va les voir! On invite tout le monde à célébrer ensemble le Nouvel An. On apporte de la viande de <text:span text:style-name="T13">porc affiné entier</text:span>, et de la viande des <text:span text:style-name="T13">pattes </text:span>du cochon <text:span text:style-name="T13">conservée</text:span>. La mère accompagne la jeune adulte, pour rendre visite à absolument tous les membres de la famille. Ensuite, une fois achevée la tournée des maisonnées, on revient à la maison. Revenu chez soi, on célèbre le Nouvel An! </text:p>
      <text:p text:style-name="P6">Le premier jour de l'année, on n'invite personne à la maison! À partir du deuxième jour de l'année, on peut recevoir des invités. <text:span text:style-name="T14">L</text:span>e deuxième jour, on dit: « Notre jeune fille <text:span text:style-name="T14">a enfilé</text:span> la jupe <text:span text:style-name="T14">(=est entrée dans l’âge adulte)</text:span>! Venez donc chez nous boire un bol de thé! » On invite les gens. Et on danse! Quand on dansait, autrefois, on se tenait ensemble par la main. <text:span text:style-name="T14">D’ailleurs</text:span> c'est toujours ainsi qu<text:span text:style-name="T14">e ça se fait à notre époque, par chez</text:span> nous, à Yongning! <text:span text:style-name="T14">Les gens qu’</text:span>on invite <text:span text:style-name="T14">à cette occasion, tous donnent </text:span>de l'argent <text:span text:style-name="T14">au jeune adulte</text:span>. </text:p>
      <text:p text:style-name="P7"><text:span text:style-name="T14">Tiens, imaginons </text:span><text:span text:style-name="T15">que l</text:span>e jeune homme se tient sur l'aire à battre le grain. <text:span text:style-name="T15">Q</text:span>uelqu'un du village vient à passer. <text:span text:style-name="T15">I</text:span>l demande: « Où il se trouve, le garçon qui a enfilé-le-pantalon ? (=qui est parvenu à l'âge adulte) » On lui dit : « Il est là-bas! » <text:span text:style-name="T15">A</text:span>lors le jeune homme se prosterne également devant ce visiteur! Le visiteur dit au jeune adulte: « Aaaaah! Félicitations! Longue vie à toi, hein! Prospérité en toutes choses! » Et à son tour, i<text:span text:style-name="T16">l</text:span> donne de l'argent. Le jeune homme prend le cadeau, et l'empoche. Un autre invité arrive; la jeune personne se prosterne une nouvelle fois! <text:span text:style-name="T15">Et ainsi de suite. </text:span></text:p>
      <text:p text:style-name="P7"><text:span text:style-name="T15">L</text:span>a cérémonie <text:span text:style-name="T15">de passage à l’âge adulte (</text:span>‘enfiler-le-pantalon’, ‘enfiler-la-jupe’<text:span text:style-name="T15">)</text:span>, voilà comment on la pratique! <text:span text:style-name="T16">C</text:span>e jour-là, on invite le voisinage! Autrefois, quand on invitait des gens, on offrait des cadeaux aux personnes d'âge respectable. Une galette de thé, <text:span text:style-name="T16">par exemple. Ou d</text:span>es sucreries, qu'on fabriquait nous-mêmes, <text:span text:style-name="T16">autrefois, </text:span>en faisant frire du maïs. Le sucre de maïs, on en faisait des boules! On les met dans une assiette : une assiette par personne! Une galette de thé, <text:span text:style-name="T16">u</text:span>ne pinte d’<text:span text:style-name="T16">alcool : v</text:span>oilà ce que les gens de la famille donnaient; et les invités s'en retournaient! <text:s/></text:p>
      <text:p text:style-name="P8"><text:span text:style-name="T17">De nos jours, au vrai</text:span>, on ne fait plus guère de <text:span text:style-name="T17">cérémonial autour des </text:span>cadeaux. Les invités arrivent, ils partagent un repas, ils donnent de l'argent, et ils repartent! Autrefois, on ne conviait que quelques aînés du village, qui <text:span text:style-name="T17">faisaient</text:span> don de sommes d'argent importantes. On n'invitait pas tout le monde. De nos jours, tous les gens viennent, par <text:span text:style-name="T17">hameaux</text:span> entiers! Ils s'asseyent, se divertissent, <text:span text:style-name="T17">ils </text:span>dansent! Vrai de vrai, on danse jusqu'en pleine nuit! <text:span text:style-name="T17">Les</text:span> artistes <text:soft-page-break/>qui participent à la fête, on leur noue autour du cou un foulard en cadeau, <text:span text:style-name="T17">et o</text:span>n leur donne de l'argent. (Cela revient, pour la famille du jeune adulte, à récompenser les artistes amateurs pour leur contribution à la soirée par laquelle s'achève la cérémonie ‘enfiler-la-jupe’/’enfiler-le-pantalon’.) On leur donne aussi du vin <text:span text:style-name="T17">et</text:span> <text:span text:style-name="T17">d</text:span>es cigarettes. On va recruter les gens un par un, famille par famille! </text:p>
      <text:p text:style-name="P1">Alors, comme treize ans ont passé, la mère, elle, elle a lieu d'être heureuse! « Ca y est, ma fille est devenue une adulte! Dorénavant, elle portera la jupe! » Et voilà tout!</text:p>
      <text:p text:style-name="P1"/>
      <text:p text:style-name="P9" loext:marker-style-name="T18"><text:span text:style-name="T18">I'll resume my stories about the Na. </text:span><text:span text:style-name="T22">We bring up c</text:span><text:span text:style-name="T18">hildren; </text:span><text:span text:style-name="T22">they grow up as t</text:span><text:span text:style-name="T18">ime passes: one year, two years, ten years! At thirteen, the child can wear the skirt (Note: </text:span><text:span text:style-name="T19">taegi </text:span><text:span text:style-name="T18">/ʈʰæ˩ki˩/, ‘putting on the skirt’, refers to the coming-of-age ritual, after which the young girl wears the skirt. For young men, </text:span><text:span text:style-name="T20">the name of the ritual is</text:span><text:span text:style-name="T18"> </text:span><text:span text:style-name="T19">lhigi </text:span><text:span text:style-name="T18">/ɬi˧ki˥/ ‘putting on trousers’). During the rite of passage to adulthood, the uncle presides over the ceremony. The father, well, we know who he is, but that doesn't really matter: it's the uncle who counts in the family, </text:span><text:span text:style-name="T22">he’s the</text:span><text:span text:style-name="T18"> one who is treated with the most consideration. When you turn thirteen, the ceremony takes place at home. </text:span><text:span text:style-name="T22">T</text:span><text:span text:style-name="T18">he uncle is the one who takes care of everything, who keeps the whole household going. We announce: “Eeeeh! That niece of ours is going to put on a skirt!” (=she's going to come of age) [Those of the previous generation announce:] “That granddaughter of ours is going to come of age! She's turned thirteen!” </text:span></text:p>
      <text:p text:style-name="P10" loext:marker-style-name="T18"><text:span text:style-name="T18">So we buy new clothes for the young adult. </text:span><text:span text:style-name="T22">For</text:span><text:span text:style-name="T18"> a girl, we used to buy two skirts! Gifts were bought in pairs. The father's family would buy the girl a set of clothes, </text:span><text:span text:style-name="T22">and t</text:span><text:span text:style-name="T18">he mother's family did the same! </text:span></text:p>
      <text:p text:style-name="P10" loext:marker-style-name="T18"><text:span text:style-name="T18">The morning she goes through the ‘putting on the skirt’ ritual, the young adult, accompanied by her mother and other members of the household, visits her father. We go to the father's house and the [paternal] grandmother's house! On this day, you have to take the gift box with you. A slice of cured whole pig; a preserved pig's trotter; a bottle of alcohol; and pancakes, enough to fill the gift box. The sweets and cakes are put together, and </text:span><text:span text:style-name="T22">we offer a whole box of it: </text:span><text:span text:style-name="T18">the </text:span><text:span text:style-name="T22">amount that fits in </text:span><text:span text:style-name="T18">the gift box. It's the mother who carries the gift box! The daughter puts on the skirt. The young girl </text:span><text:span text:style-name="T23">kowtows to</text:span><text:span text:style-name="T18"> her father. During the ‘putting on the skirt’ rit</text:span><text:span text:style-name="T23">e</text:span><text:span text:style-name="T18">, the </text:span><text:span text:style-name="T19">ddaelaso </text:span><text:span text:style-name="T18">/ɖæ˩-lɑ˧so˧/ ritual is performed early in the morning! When the first morning rays appear, the young girl can put on her skirt! </text:span></text:p>
      <text:p text:style-name="P10" loext:marker-style-name="T18"><text:span text:style-name="T23">At home</text:span><text:span text:style-name="T18"> [</text:span><text:span text:style-name="T23">in </text:span><text:span text:style-name="T18">the central room of the house], there are two pillars, aren't there: the one on the right and the one on the left. The girl put</text:span><text:span text:style-name="T23">s</text:span><text:span text:style-name="T18"> on her skirt in the right-hand part of the room, on the side of the right-hand pillar! She goes to this side. Here's how you get her to put the skirt on: you start by putting the garment on the pillar! You pretend to </text:span><text:span text:style-name="T23">dress the pillar in</text:span><text:span text:style-name="T18"> the garment: you hang </text:span><text:span text:style-name="T23">the suit of new clothes</text:span><text:span text:style-name="T18"> on the pillar. The members of the family say to the pillar: “Let the ominous words pass, let them dissipate! May she live a thousand years! Come on, stand up straight!” Having said that, we start by dressing the pillar in the clothes of </text:span><text:span text:style-name="T23">the</text:span><text:span text:style-name="T18"> young adult! Then, if it's a young girl, we make a pile of husked rice in the main room, and place a </text:span><text:soft-page-break/><text:span text:style-name="T24">cured whole pork i</text:span><text:span text:style-name="T18">n the main room. The young person then places one foot on the </text:span><text:span text:style-name="T24">cured </text:span><text:span text:style-name="T18">whole </text:span><text:span text:style-name="T24">pork</text:span><text:span text:style-name="T18">, and the other on the pile of rice! </text:span></text:p>
      <text:p text:style-name="P10" loext:marker-style-name="T18"><text:span text:style-name="T18">It's a person from a peaceful astrological sign who officiates at the “putting on the skirt” rite. If the daughter is from the Year of the Ox, a person from the Year of the Rooster or the Year of the Snake would be suitable to perform the rite. If there's someone in the family with an appropriate sign, that's the person who officiates. If there's no one in the family with a suitable astrological sign, we call in someone from outside the family. You go and find someone whose sign is appropriate, and you bring them in. This person brought in from outside the family becomes like an aunt to the young person undergoing the rite. It is this person who puts the skirt on the girl for the first time. </text:span></text:p>
      <text:p text:style-name="P11" loext:marker-style-name="T18"><text:span text:style-name="T18">Once she's got the skirt on, we put the shirt on. Once she's put on her shirt, we tie her headdress on! (Explanation: the young girl was adorned with a headdress made of plaited threads, which was attached to her hair.) After attaching the headdress, the belt is put on. Then shoes are put on. Then bracelets are put on both hands. Then the rings are put on. On her throat, here, we put a necklace! This is done by the aunt in question (=the woman chosen according to her astrological sign to accompany the young person). As for the family, they collect all the gifts that will be given to the child, and all the things needed for the ceremony, and bring them over. One of the gifts given on the day is a silver necklace! The rings are a gold ring and a silver ring. There's a silver ring, a pair of silver bracelets and a pair of jade bracelets! All these are given to the child! The family members who have come to attend the ceremony, the father and mother, grandmother and great-uncle, all these people, one after the other, give these gifts to the child! Then, once they've finished giving the gifts, well, that aunt (=the person officiating), once she's finished dressing the young adult, well, the young adult </text:span><text:span text:style-name="T24">kowtows.</text:span><text:span text:style-name="T18"> She starts by </text:span><text:span text:style-name="T24">kowtowing to</text:span><text:span text:style-name="T18"> the aunt who put the clothes on her. Once she has finished </text:span><text:span text:style-name="T24">kowtowing to</text:span><text:span text:style-name="T18"> all the members of the family who are her elders, she goes into the room that houses the spirit sanctuary. In the sanctuary, she </text:span><text:span text:style-name="T24">kowtows</text:span><text:span text:style-name="T18">! Then, when she returns downstairs, she begins by </text:span><text:span text:style-name="T24">kowtowing towards </text:span><text:span text:style-name="T18">the upper part of the fireplace. </text:span><text:span text:style-name="T24">Then, f</text:span><text:span text:style-name="T18">rom the upper part of the room, she</text:span><text:span text:style-name="T24"> kowtows</text:span><text:span text:style-name="T18"> </text:span><text:span text:style-name="T24">towards</text:span><text:span text:style-name="T18"> the ancestor altar, </text:span><text:span text:style-name="T24">then towards</text:span><text:span text:style-name="T18"> the great-uncle, then the grandmother. The great-uncle gives her some money, </text:span><text:span text:style-name="T25">and so does t</text:span><text:span text:style-name="T18">he grandmother! Then she </text:span><text:span text:style-name="T25">kowtows</text:span><text:span text:style-name="T18"> to her </text:span><text:span text:style-name="T25">mother’s brothers</text:span><text:span text:style-name="T18">, who also give her money. That day, they g</text:span><text:span text:style-name="T25">i</text:span><text:span text:style-name="T18">ve her all sorts of silver things! The young adult receive</text:span><text:span text:style-name="T25">s</text:span><text:span text:style-name="T18"> a lot of money. They say: “That's it, she's wearing a skirt!” The young girl is delighted! Then these people tell her: “You've </text:span><text:span text:style-name="T25">come of age, you’ve </text:span><text:span text:style-name="T18">reached the age of res</text:span><text:span text:style-name="T25">p</text:span><text:span text:style-name="T18">on</text:span><text:span text:style-name="T25">sibility</text:span><text:span text:style-name="T18">!” The great-uncle and the grandmother sa</text:span><text:span text:style-name="T25">y</text:span><text:span text:style-name="T18">: “Prosperity in all things!”</text:span></text:p>
      <text:p text:style-name="P10" loext:marker-style-name="T18"><text:span text:style-name="T18">When [the young adult] has finished kowtowing to everyone, it's time to go and visit the father. To the father's family, we bring the gift box filled with pancakes. We bring </text:span><text:span text:style-name="T27">cured </text:span><text:span text:style-name="T18">whole pork and preserved pigs' feet. We bring </text:span><text:span text:style-name="T26">alcohol.</text:span><text:span text:style-name="T18"> That's how it's done. [The young adult] first kowtow</text:span><text:span text:style-name="T26">s</text:span><text:span text:style-name="T18"> in the ancestral room of their house. Then, when we come down from the ancestors' room, in the father's house, we kowtow before the altar in the main room, above the fireplace. We kowtow again </text:span><text:span text:style-name="T27">to</text:span><text:span text:style-name="T18"> the </text:span><text:span text:style-name="T27">father’s mother,</text:span><text:span text:style-name="T18"> </text:span><text:span text:style-name="T27">to her</text:span><text:span text:style-name="T18"> eldest </text:span><text:span text:style-name="T27">brother</text:span><text:span text:style-name="T18">, t</text:span><text:span text:style-name="T27">o the</text:span><text:span text:style-name="T18"> younge</text:span><text:span text:style-name="T27">r</text:span><text:span text:style-name="T18"> aunts, </text:span><text:span text:style-name="T27">to </text:span><text:span text:style-name="T18">the elde</text:span><text:span text:style-name="T27">r</text:span><text:span text:style-name="T18"> aunts... On that day, we </text:span><text:span text:style-name="T27">kowt</text:span><text:span text:style-name="T18">ow again and again! And we're given more money, donated by our </text:span><text:soft-page-break/><text:span text:style-name="T18">father's relatives. “Eeeeh! My granddaughter has really grown up this year! All the best! May you have lots of money! All the best!” So saying, the father's mother gave money. The father's relatives gave the girl clothes! They gave her money. Then the girl went away. </text:span></text:p>
      <text:p text:style-name="P12" loext:marker-style-name="T18"><text:span text:style-name="T18">All the people of the same generation accompany the young adult on her passage into adulthood. </text:span><text:span text:style-name="T27">We go to visit t</text:span><text:span text:style-name="T18">he older aunts, the ones who live in other houses. (Explanation: large families ‘swarmed’, with one mother building her own home, so that all the brothers and sisters no longer lived under the same roof; the New Year rituals were the occasion for visits that kept the links alive </text:span><text:span text:style-name="T27">with aunts “who lived outside”, as </text:span><text:span text:style-name="T28">one said</text:span><text:span text:style-name="T27">.</text:span><text:span text:style-name="T18">) </text:span><text:span text:style-name="T27">We visit y</text:span><text:span text:style-name="T18">ounger aunts </text:span><text:span text:style-name="T27">who</text:span><text:span text:style-name="T18"> have set up their own household (=</text:span><text:span text:style-name="T27">who</text:span><text:span text:style-name="T18"> no longer live under the same roof as the young person entering adulthood). Everyone is invited to celebrate the New Year together. </text:span><text:span text:style-name="T27">C</text:span><text:span text:style-name="T18">ured </text:span><text:span text:style-name="T27">whole </text:span><text:span text:style-name="T18">pork and preserved </text:span><text:span text:style-name="T28">pork legs</text:span><text:span text:style-name="T18"> are brought along. The mother accompanies the young adult to visit every member of the family. Once the tour of the households is complete, the family returns home. Back home, we celebrate the New Year! </text:span></text:p>
      <text:p text:style-name="P10" loext:marker-style-name="T18"><text:span text:style-name="T18">On the first day of the year, we don't invite anyone to the house. From the second day of the year, guests are allowed. On the second day, we say: “Our young daughter has put on her skirt (=has come of age)! Come and have a bowl of tea with us!” People are invited. And we dance! In the old days, when we danced, we held hands. And that's still how it's done in our time, in Yongning. The people we invite for the occasion all give money to the young adult. </text:span></text:p>
      <text:p text:style-name="P10" loext:marker-style-name="T18"><text:span text:style-name="T18">Let's imagine that the young man is standing on the threshing floor. Someone from the village comes by. He asks: “Where is the boy who put on the trousers (=who has come of age)?” They tell him: “He's over there!” So the young man also </text:span><text:span text:style-name="T28">kowtows to</text:span><text:span text:style-name="T18"> this visitor! The visitor says to the young adult: “Congratulations! Long life to you! Prosperity in all things!” And in turn, he gives some money. The young man takes the gift and pockets it. Another guest arrives; the young man </text:span><text:span text:style-name="T28">kowtows</text:span><text:span text:style-name="T18"> again! And so it goes on. </text:span></text:p>
      <text:p text:style-name="P10" loext:marker-style-name="T18"><text:span text:style-name="T18">T</text:span><text:span text:style-name="T28">hat is how t</text:span><text:span text:style-name="T18">he coming-of-age ceremony (‘</text:span><text:span text:style-name="T28">putting on the pants’, ‘putting on the skirt’</text:span><text:span text:style-name="T18">) </text:span><text:span text:style-name="T28">is</text:span><text:span text:style-name="T18"> done! On this day, we invite the whole neighbourhood. In the old days, when we invited people over, we gave gifts to people of respectable age. A tea cake, for example. Or sweets, which we used to make ourselves by frying corn. We used to make balls of corn sugar! We put them on a plate: one plate per person! A </text:span><text:span text:style-name="T28">cake</text:span><text:span text:style-name="T18"> of tea, a pint of alcohol: that's what the family gave, and the guests went home.</text:span></text:p>
      <text:p text:style-name="P10" loext:marker-style-name="T18"><text:span text:style-name="T18">These days, in truth, there's very little ceremony surrounding gifts. Guests arrive, share a meal, give money and leave! In the old days, only a few village elders were invited, and they donated large sums of money. Not everyone was invited. Nowadays, everyone comes, in whole hamlets! They sit down, they enjoy themselves, they dance! In fact, they dance into the night! The artists who take part in the party are given a scarf as a gift, and </text:span><text:span text:style-name="T28">some </text:span><text:span text:style-name="T18">money. (</text:span><text:span text:style-name="T28">T</text:span><text:span text:style-name="T18">he young adult's family </text:span><text:span text:style-name="T28">thus rewards</text:span><text:span text:style-name="T18"> the amateur artists for their contribution to the evening </text:span><text:span text:style-name="T28">party after</text:span><text:span text:style-name="T18"> the end of the ‘put</text:span><text:span text:style-name="T28">ting</text:span><text:span text:style-name="T18"> on the skirt’/‘put</text:span><text:span text:style-name="T28">ting</text:span><text:span text:style-name="T18"> on the trousers’ ceremony). We also give them wine and cigarettes. We go </text:span><text:span text:style-name="T28">out</text:span><text:span text:style-name="T18"> to recruit people one by one, family by family! </text:span></text:p>
      <text:p text:style-name="P13" loext:marker-style-name="T18"><text:soft-page-break/><text:span text:style-name="T21">So, as thirteen years have passed, the mother has every reason to be happy! “That's it, my </text:span><text:span text:style-name="T18">daughter's all grown up! From now on, she'll be wearing a skirt!</text:span><text:span text:style-name="T21">”</text:span><text:span text:style-name="T18"> And that's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3H15M22S</meta:editing-duration>
    <meta:editing-cycles>21</meta:editing-cycles>
    <meta:generator>LibreOffice/24.2.7.2$Linux_X86_64 LibreOffice_project/420$Build-2</meta:generator>
    <dc:date>2024-12-22T20:19:27.605453086</dc:date>
    <meta:document-statistic meta:table-count="0" meta:image-count="0" meta:object-count="0" meta:page-count="7" meta:paragraph-count="26" meta:word-count="3855" meta:character-count="21547" meta:non-whitespace-character-count="17695"/>
  </office:meta>
</office:document-meta>
</file>